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hadow="none"/>
    </style:style>
    <style:style style:name="Table1.A" style:family="table-column">
      <style:table-column-properties style:column-width="1.2in"/>
    </style:style>
    <style:style style:name="Table1.B" style:family="table-column">
      <style:table-column-properties style:column-width="2.75in"/>
    </style:style>
    <style:style style:name="Table1.C" style:family="table-column">
      <style:table-column-properties style:column-width="2.747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language="de" fo:country="DE" officeooo:rsid="0013c1d8" officeooo:paragraph-rsid="0013c1d8" style:font-size-asian="12pt" style:font-size-complex="12pt"/>
    </style:style>
    <style:style style:name="P2" style:family="paragraph" style:parent-style-name="Standard">
      <style:text-properties fo:language="de" fo:country="DE" officeooo:rsid="0016ac38" officeooo:paragraph-rsid="0016ac38"/>
    </style:style>
    <style:style style:name="P3" style:family="paragraph" style:parent-style-name="Standard">
      <style:text-properties fo:language="de" fo:country="DE" officeooo:rsid="00188d82" officeooo:paragraph-rsid="00188d82"/>
    </style:style>
    <style:style style:name="P4" style:family="paragraph" style:parent-style-name="Standard">
      <style:text-properties fo:font-size="12pt" fo:language="de" fo:country="DE" officeooo:rsid="0014c0d1" officeooo:paragraph-rsid="001c27ad" style:font-size-asian="12pt" style:font-size-complex="12pt"/>
    </style:style>
    <style:style style:name="P5" style:family="paragraph" style:parent-style-name="Standard">
      <style:text-properties fo:font-size="12pt" fo:language="de" fo:country="DE" officeooo:rsid="001e06bc" officeooo:paragraph-rsid="001c27ad" style:font-size-asian="12pt" style:font-size-complex="12pt"/>
    </style:style>
    <style:style style:name="P6" style:family="paragraph" style:parent-style-name="Standard">
      <style:text-properties fo:font-size="12pt" fo:language="de" fo:country="DE" officeooo:rsid="0013c1d8" officeooo:paragraph-rsid="0013c1d8" style:font-size-asian="12pt" style:font-size-complex="12pt"/>
    </style:style>
    <style:style style:name="P7" style:family="paragraph" style:parent-style-name="Standard">
      <style:text-properties fo:font-size="12pt" fo:language="de" fo:country="DE" officeooo:rsid="0013c1d8" officeooo:paragraph-rsid="001e06bc" style:font-size-asian="12pt" style:font-size-complex="12pt"/>
    </style:style>
    <style:style style:name="P8" style:family="paragraph" style:parent-style-name="Standard">
      <style:text-properties fo:font-size="12pt" fo:language="de" fo:country="DE" officeooo:rsid="0013c1d8" officeooo:paragraph-rsid="001e7b4a" style:font-size-asian="12pt" style:font-size-complex="12pt"/>
    </style:style>
    <style:style style:name="P9" style:family="paragraph" style:parent-style-name="Standard">
      <style:text-properties fo:font-size="12pt" fo:language="de" fo:country="DE" officeooo:rsid="001634ed" officeooo:paragraph-rsid="001e06bc" style:font-size-asian="12pt" style:font-size-complex="12pt"/>
    </style:style>
    <style:style style:name="P10" style:family="paragraph" style:parent-style-name="Standard">
      <style:text-properties fo:font-size="12pt" fo:language="de" fo:country="DE" officeooo:rsid="001b4413" officeooo:paragraph-rsid="001e06bc" style:font-size-asian="12pt" style:font-size-complex="12pt"/>
    </style:style>
    <style:style style:name="P11" style:family="paragraph" style:parent-style-name="Standard">
      <style:text-properties fo:font-size="12pt" fo:language="de" fo:country="DE" officeooo:rsid="001bdb74" officeooo:paragraph-rsid="001e06bc" style:font-size-asian="12pt" style:font-size-complex="12pt"/>
    </style:style>
    <style:style style:name="P12" style:family="paragraph" style:parent-style-name="Standard">
      <style:text-properties fo:font-size="12pt" fo:language="de" fo:country="DE" fo:font-weight="bold" officeooo:rsid="001c27ad" officeooo:paragraph-rsid="001c27ad" style:font-size-asian="12pt" style:font-weight-asian="bold" style:font-size-complex="12pt" style:font-weight-complex="bold"/>
    </style:style>
    <style:style style:name="P13" style:family="paragraph" style:parent-style-name="Standard">
      <style:text-properties fo:font-size="12pt" fo:language="de" fo:country="DE" fo:font-weight="bold" officeooo:rsid="001c27ad" officeooo:paragraph-rsid="00205733" style:font-size-asian="12pt" style:font-weight-asian="bold" style:font-size-complex="12pt" style:font-weight-complex="bold"/>
    </style:style>
    <style:style style:name="P14" style:family="paragraph" style:parent-style-name="Standard">
      <style:text-properties fo:font-size="12pt" fo:language="de" fo:country="DE" fo:font-weight="normal" officeooo:rsid="001c27ad" officeooo:paragraph-rsid="001c27ad" style:font-size-asian="12pt" style:font-weight-asian="normal" style:font-size-complex="12pt" style:font-weight-complex="normal"/>
    </style:style>
    <style:style style:name="P15" style:family="paragraph" style:parent-style-name="Standard">
      <style:text-properties fo:font-size="12pt" fo:language="de" fo:country="DE" fo:font-weight="normal" officeooo:rsid="001c27ad" officeooo:paragraph-rsid="00205733" style:font-size-asian="12pt" style:font-weight-asian="normal" style:font-size-complex="12pt" style:font-weight-complex="normal"/>
    </style:style>
    <style:style style:name="P16" style:family="paragraph" style:parent-style-name="Standard">
      <style:text-properties fo:font-size="12pt" fo:language="de" fo:country="DE" fo:font-weight="normal" officeooo:rsid="001c27ad" officeooo:paragraph-rsid="002114c9" style:font-size-asian="12pt" style:font-weight-asian="normal" style:font-size-complex="12pt" style:font-weight-complex="normal"/>
    </style:style>
    <style:style style:name="P17" style:family="paragraph" style:parent-style-name="Standard">
      <style:text-properties fo:font-size="12pt" fo:language="de" fo:country="DE" fo:font-weight="normal" officeooo:rsid="002114c9" officeooo:paragraph-rsid="002114c9" style:font-size-asian="12pt" style:font-weight-asian="normal" style:font-size-complex="12pt" style:font-weight-complex="normal"/>
    </style:style>
    <style:style style:name="P18" style:family="paragraph" style:parent-style-name="Standard">
      <style:text-properties fo:font-weight="bold" officeooo:rsid="001e7b4a" officeooo:paragraph-rsid="001e7b4a" style:font-weight-asian="bold" style:font-weight-complex="bold"/>
    </style:style>
    <style:style style:name="P19" style:family="paragraph" style:parent-style-name="Standard">
      <style:text-properties fo:language="de" fo:country="DE" officeooo:rsid="001bdb74" officeooo:paragraph-rsid="001e7b4a"/>
    </style:style>
    <style:style style:name="P20" style:family="paragraph" style:parent-style-name="Standard">
      <style:text-properties fo:language="de" fo:country="DE" officeooo:rsid="00205733" officeooo:paragraph-rsid="00205733"/>
    </style:style>
    <style:style style:name="P21" style:family="paragraph" style:parent-style-name="Standard">
      <style:text-properties fo:language="de" fo:country="DE" officeooo:rsid="001b0ddd" officeooo:paragraph-rsid="00205733"/>
    </style:style>
    <style:style style:name="P22" style:family="paragraph" style:parent-style-name="Standard">
      <style:text-properties fo:language="de" fo:country="DE" officeooo:rsid="00191cef" officeooo:paragraph-rsid="00205733"/>
    </style:style>
    <style:style style:name="P23" style:family="paragraph" style:parent-style-name="Standard">
      <style:text-properties fo:language="de" fo:country="DE" officeooo:rsid="00188d82" officeooo:paragraph-rsid="00205733"/>
    </style:style>
    <style:style style:name="P24" style:family="paragraph" style:parent-style-name="Standard">
      <style:text-properties fo:language="de" fo:country="DE" officeooo:rsid="001b4413" officeooo:paragraph-rsid="001b4413"/>
    </style:style>
    <style:style style:name="P25" style:family="paragraph" style:parent-style-name="Standard">
      <style:text-properties officeooo:paragraph-rsid="001e7b4a"/>
    </style:style>
    <style:style style:name="P26" style:family="paragraph" style:parent-style-name="Standard">
      <style:text-properties officeooo:paragraph-rsid="00205733"/>
    </style:style>
    <style:style style:name="P27" style:family="paragraph" style:parent-style-name="Heading_20_1">
      <style:text-properties fo:language="de" fo:country="DE" officeooo:rsid="001634ed" officeooo:paragraph-rsid="001634ed"/>
    </style:style>
    <style:style style:name="P28" style:family="paragraph" style:parent-style-name="Heading_20_1">
      <style:text-properties fo:language="de" fo:country="DE" officeooo:rsid="001bdb74" officeooo:paragraph-rsid="002114c9"/>
    </style:style>
    <style:style style:name="P29" style:family="paragraph" style:parent-style-name="Heading_20_3">
      <style:text-properties officeooo:rsid="001e7b4a" officeooo:paragraph-rsid="001e7b4a"/>
    </style:style>
    <style:style style:name="T1" style:family="text">
      <style:text-properties officeooo:rsid="001c27ad"/>
    </style:style>
    <style:style style:name="T2" style:family="text">
      <style:text-properties fo:font-size="12pt" fo:language="de" fo:country="DE" officeooo:rsid="0013c1d8" style:font-size-asian="12pt" style:font-size-complex="12pt"/>
    </style:style>
    <style:style style:name="T3" style:family="text">
      <style:text-properties fo:font-size="12pt" fo:language="de" fo:country="DE" officeooo:rsid="001e7b4a" style:font-size-asian="12pt" style:font-size-complex="12pt"/>
    </style:style>
    <style:style style:name="T4" style:family="text">
      <style:text-properties officeooo:rsid="001e06bc"/>
    </style:style>
    <style:style style:name="T5" style:family="text">
      <style:text-properties officeooo:rsid="001e7b4a"/>
    </style:style>
    <style:style style:name="T6" style:family="text">
      <style:text-properties fo:language="de" fo:country="DE"/>
    </style:style>
    <style:style style:name="T7" style:family="text">
      <style:text-properties fo:language="de" fo:country="DE" officeooo:rsid="00205733"/>
    </style:style>
    <style:style style:name="T8" style:family="text">
      <style:text-properties officeooo:rsid="00205733"/>
    </style:style>
    <style:style style:name="T9" style:family="text">
      <style:text-properties officeooo:rsid="002114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6">HDD</text:span></text:h>
      <text:p text:style-name="P18"><text:span text:style-name="T6">Randdaten</text:span></text:p>
      <text:p text:style-name="P18"><text:span text:style-name="T6"/></text:p>
      <text:p text:style-name="P1">- Erfunden 1954 von einem IBM-Team geleitet durch Rey Johnson</text:p>
      <text:p text:style-name="P1">- Wurde in den frühen 1960ern der dominante Sekundärspeicher</text:p>
      <text:p text:style-name="P1">- Non volatile Storage (Speichert Daten unabhängig davon, dass Stro<text:span text:style-name="T5">m</text:span> anliegt)</text:p>
      <text:p text:style-name="P1">- <text:span text:style-name="T5">Bis zu 14 TeraByte Speicherplatz</text:span></text:p>
      <text:p text:style-name="P1">- <text:span text:style-name="T5">Rasanter Anstieg an Kapazität (Januar 2007 1TB, September 2011 4TB, 2017 14 TB)</text:span></text:p>
      <text:p text:style-name="P1">- <text:span text:style-name="T5">Standardbaugröße 3,5''</text:span></text:p>
      <text:p text:style-name="P1"/>
      <text:p text:style-name="P12">Aufbau <text:span text:style-name="T4">und Funktionsweise</text:span></text:p>
      <text:p text:style-name="P14"/>
      <text:p text:style-name="P14">- Mehreren magnetisch beschreibbaren Platten</text:p>
      <text:p text:style-name="P14">- Motor zum rotieren der Platten</text:p>
      <text:p text:style-name="P14">- Schreib-/Lesekopfarm und dazugehörige Schreib/Leseköpfe</text:p>
      <text:p text:style-name="P14">- Motor für die Kopfpositionierung</text:p>
      <text:p text:style-name="P14">- Chip, welcher die Armelektronik steuert</text:p>
      <text:p text:style-name="P14">- Platine für die Laufwerkselektronik</text:p>
      <text:p text:style-name="P14">- Anschlussleiste</text:p>
      <text:p text:style-name="P14"/>
      <text:p text:style-name="P4"><text:span text:style-name="T1">Eine Platte besteht</text:span> aus nicht-Magnetischem Material (Keramik, Glass, oft “oberflächenbehandelte Aluminium-Legierung”), welche<text:span text:style-name="T1">s</text:span> mit einer kleinen Schicht(10-20nm) Magnetischen Materials überzogen wurden. Zu guter letzt kommt eine Carbon-Schutzschicht. </text:p>
      <text:p text:style-name="P4"/>
      <text:p text:style-name="P4"><text:span text:style-name="T1">Diese Übereinanderliegenden Platten, werden durch einen 25nm entfernten Lese-/Schreibkopf ausgelesen bzw. beschrieben, welcher durch den Motor and die richtige Stelle auf dem Datenträger positioniert wird. Jede Scheibenseite hat dabei ihren eigenen <text:s/>Lese-/Schreibkopf.</text:span></text:p>
      <text:p text:style-name="P5"/>
      <text:p text:style-name="P7">Speichert Daten indem es <text:span text:style-name="T4">das </text:span>ferromagnetische Material auf einer <text:span text:style-name="T4">der</text:span> <text:span text:style-name="T4">r</text:span>otierenden <text:span text:style-name="T4">Platten</text:span> magnetisiert und <text:span text:style-name="T4">liest, indem es </text:span>die Übergänge jener Magnetisierung ausließt.</text:p>
      <text:p text:style-name="P4"/>
      <text:p text:style-name="P4"/>
      <text:h text:style-name="P27" text:outline-level="1">SSD</text:h>
      <text:p text:style-name="P18"><text:span text:style-name="T6">Randdaten</text:span></text:p>
      <text:p text:style-name="P18"><text:span text:style-name="T6"/></text:p>
      <text:p text:style-name="P8">- <text:span text:style-name="T5">Markteinführung 1978 durch StorageTek</text:span></text:p>
      <text:p text:style-name="P8">- <text:span text:style-name="T5">Je nach Bauart volatile(DRAM) oder non-volatile(NAND Flash)</text:span></text:p>
      <text:p text:style-name="P8">- <text:span text:style-name="T8">Ende 2016 durch Seagate mit 60TB für 2017 angekündigt</text:span></text:p>
      <text:p text:style-name="P25"><text:span text:style-name="T2">- </text:span><text:span text:style-name="T3">Standardbaugröße 2,5''</text:span></text:p>
      <text:p text:style-name="P25"/>
      <text:p text:style-name="P13"><text:span text:style-name="T5">Aufbau und Funktionsweise</text:span></text:p>
      <text:p text:style-name="P15"/>
      <text:p text:style-name="P15">- <text:span text:style-name="T9">Controller</text:span></text:p>
      <text:p text:style-name="P15">- <text:span text:style-name="T9">Speichermodul</text:span></text:p>
      <text:p text:style-name="P16">- Anschlussleiste</text:p>
      <text:p text:style-name="P15"/>
      <text:p text:style-name="P17">Es gibt verschiedene Formen der SSD, welche durch den Anschlusstyp des jeweiligen Modells abhängen. Diese unterscheiden sich im wesentlichen dadurch, dass sie entweder über ein Kabel (SATA) oder direkt ans Mainboard (PCI, M.2) angeschlossen werden.</text:p>
      <text:p text:style-name="P15"><text:soft-page-break/></text:p>
      <text:p text:style-name="P2">Erste Modelle bestanden aus DRAM volatile Speicher, seit 2009 wird aber häufiger NAND Flash Speicher genutzt, welcher non-volatile ist <text:span text:style-name="T9">und auch in USB-Stick genutzt wird</text:span>.</text:p>
      <text:p text:style-name="P3"/>
      <text:p text:style-name="P24">Flashspeicher hat nur begrenzte Schreibvorgänge (100.000 pro Zelle). Dies w<text:span text:style-name="T8">i</text:span>rd durch das <text:s/>„Wear-Leveling“-Verfahren gemanaged ,<text:span text:style-name="T8">welches die</text:span> <text:span text:style-name="T8">Speicherzellen welche die wenigsten Schreibzugrife hatten zuerst beschreibt</text:span>.</text:p>
      <text:p text:style-name="P20">Hierbei gibt es zwei verschiedene Verfahren. Das dynamische Wearleveling beschreibt von den Speicherzellen, welche zum beschreiben freigegeben wurden, jeweils die mit den bislang wenigsten Schreibzugriffen. Das statische Wearleveling <text:s/>hingegen sucht sich den Speicherort auch von beschriebenen Speicherzellen aus und schreibt den Inhalt einer belegten Speicherzelle zunächst an eine andere Position.</text:p>
      <text:p text:style-name="P26"><text:span text:style-name="T7">Das statische Wearleveling nutz die Festplatte 4mal weniger ab als das dynamische.</text:span></text:p>
      <text:h text:style-name="Heading_20_1" text:outline-level="1">Vergleich</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text:p text:style-name="Standard"/>
      <text:p text:style-name="Standard"/>
      <text:p text:style-name="Standard">HDD</text:p>
      <text:p text:style-name="P9">Aufgrund der mechanischen und beweglichen Teile sowie der Speicherung über Magnetismus sehr anfällig für äußere Einflüsse wie Vibrationen, Hitze/Kälte oder Magnetfelder.</text:p>
      <text:p text:style-name="P9"/>
      <text:p text:style-name="P10">Verschleiß dursch mechanische Teile und somit nicht unendlich nutzbar.</text:p>
      <text:p text:style-name="P10"/>
      <text:p text:style-name="P11">Leserate: <text:s/>bis ca. 227MB/s</text:p>
      <text:p text:style-name="P11">Schreibrate: bis ca. 160MB/s</text:p>
      <text:h text:style-name="P29" text:outline-level="3">SSD</text:h>
      <text:p text:style-name="P19">Leserate: bis 519MB/s</text:p>
      <text:p text:style-name="P19">Schreibrate: bis 490 MB/s</text:p>
      <text:p text:style-name="P19"/>
      <text:p text:style-name="P21">Durch da fehlen beweglicher Bauteile sind SSDs wesendlicher Robuster als HDDs.</text:p>
      <text:p text:style-name="P22">Hauptursachen für Ausfälle sind Fehler im Controller oder in der Firmware.</text:p>
      <text:p text:style-name="P23"/>
      <text:p text:style-name="P21">Schnellere Zugriffszeiten als HDD, da kein Lesekopf bewegt werden muss.</text:p>
      <text:p text:style-name="P19"/>
      <text:h text:style-name="P28" text:outline-level="1">Hybrid</text:h>
      <text:h text:style-name="Heading_20_1" text:outline-level="1">Quellen</text:h>
      <text:p text:style-name="P20"/>
      <text:p text:style-name="P20"><text:soft-page-break/>https://arstechnica.com/gadgets/2016/08/seagate-unveils-60tb-ssd-the-worlds-largest-hard-dr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09:49:50.114104136</meta:creation-date>
    <dc:date>2017-11-12T17:57:06.967576153</dc:date>
    <meta:editing-duration>PT37M34S</meta:editing-duration>
    <meta:editing-cycles>2</meta:editing-cycles>
    <meta:generator>LibreOffice/4.2.8.2$Linux_X86_64 LibreOffice_project/420m0$Build-2</meta:generator>
    <meta:document-statistic meta:table-count="1" meta:image-count="0" meta:object-count="0" meta:page-count="3" meta:paragraph-count="49" meta:word-count="438" meta:character-count="3380" meta:non-whitespace-character-count="2986"/>
  </office:meta>
</office:document-meta>
</file>